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esting thoughts. Truth used to be the war cry of science when I was a young man. The quest for The Truth was the whole point of the enterprise. The facts now remain that the truth seeker was always superceded by the thug and the gangster! The whole planet is totally corrupt. Even so called religious institutions are corrupt. Science,government,media,internet,education,and of course I am corrupt too! So how did anything ever get done if money,violence and vested interests rule the day? Look what happens to the Snowdens and the Assanges of this world! Keep your mouth shut and take the money??!!!</text:p>
      <text:p text:style-name="P1">But if I am to live by my own premises....where is the evidence forsuch a proposition? </text:p>
      <text:p text:style-name="P1"/>
      <text:p text:style-name="P1">So does Government over-rule big pharma and big tech? It would seem not. Even POTUS was kicked off Twitter. So who rules? Yet Microsoft was fined by the EU some time back. One big power struggle.....we seem to have very weak government at the moment. The so called “Brexit” did not deliver on immigration. Illegal immigrants still pouring in over the channel. Why did we leave the EU if we did not want to do anything about immigration? The Germans invited in millions of immigrants. </text:p>
      <text:p text:style-name="P1"/>
      <text:p text:style-name="P1">Then of course there is <text:s/>the war in the Ukraine. Russian aggression. Can you imagine I actually believed the Russians when they said they were just conduction military exercises on their own land and it was nobodies business what they did on their <text:s/>own “turf”. They were lying. They had every intention to wage war against the Ukraine. And yet I believed Putin. I used to admire Russia. Their authors, artists, the Russian hard core.....Films...and even Putin himself.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19T09:36:27.65</meta:creation-date>
    <dc:date>2022-06-19T10:08:13.85</dc:date>
    <meta:editing-duration>PT31M51S</meta:editing-duration>
    <meta:editing-cycles>2</meta:editing-cycles>
    <meta:generator>OpenOffice/4.1.9$Win32 OpenOffice.org_project/419m1$Build-9805</meta:generator>
    <meta:document-statistic meta:table-count="0" meta:image-count="0" meta:object-count="0" meta:page-count="1" meta:paragraph-count="4" meta:word-count="280" meta:character-count="1645"/>
  </office:meta>
</office:document-meta>
</file>